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GDS Transport" svg:font-family="'GDS Transport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1">
      <style:text-properties fo:color="#0b0c0c" loext:opacity="100%" style:font-name="GDS Transport" fo:font-size="9pt" officeooo:rsid="001c06d3" officeooo:paragraph-rsid="001c06d3" style:font-size-asian="9pt" style:font-size-complex="9pt"/>
    </style:style>
    <style:style style:name="P2" style:family="paragraph" style:parent-style-name="Standard">
      <style:text-properties officeooo:rsid="001c06d3" officeooo:paragraph-rsid="001c06d3"/>
    </style:style>
    <style:style style:name="P3" style:family="paragraph" style:parent-style-name="Standard">
      <style:text-properties officeooo:rsid="001cac0a" officeooo:paragraph-rsid="001cac0a"/>
    </style:style>
    <style:style style:name="P4" style:family="paragraph" style:parent-style-name="Standard">
      <style:text-properties style:font-name="Arial" fo:font-size="10.5pt" fo:font-weight="bold" officeooo:rsid="001c06d3" officeooo:paragraph-rsid="001c06d3" style:font-size-asian="10.5pt" style:font-weight-asian="bold" style:font-size-complex="10.5pt" style:font-weight-complex="bold"/>
    </style:style>
    <style:style style:name="P5" style:family="paragraph" style:parent-style-name="Standard">
      <style:text-properties style:font-name="Arial" fo:font-size="10.5pt" fo:font-weight="normal" officeooo:rsid="001c06d3" officeooo:paragraph-rsid="001c06d3" style:font-size-asian="10.5pt" style:font-weight-asian="normal" style:font-size-complex="10.5pt" style:font-weight-complex="normal"/>
    </style:style>
    <style:style style:name="P6" style:family="paragraph" style:parent-style-name="Standard">
      <style:text-properties officeooo:rsid="001f067b" officeooo:paragraph-rsid="001f067b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Arial"/>
    </style:style>
    <style:style style:name="T5" style:family="text">
      <style:text-properties style:font-name="Arial" fo:font-size="12pt" style:font-size-asian="12pt" style:font-size-complex="12pt"/>
    </style:style>
    <style:style style:name="T6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7" style:family="text">
      <style:text-properties style:font-name="Arial" fo:font-weight="normal" style:font-weight-asian="normal" style:font-weight-complex="normal"/>
    </style:style>
    <style:style style:name="T8" style:family="text">
      <style:text-properties style:font-name="Arial" fo:font-size="10.5pt" style:font-size-asian="10.5pt" style:font-size-complex="10.5pt"/>
    </style:style>
    <style:style style:name="T9" style:family="text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T10" style:family="text">
      <style:text-properties style:font-name="Arial" fo:font-size="10.5pt" fo:font-weight="normal" officeooo:rsid="001e243b" style:font-size-asian="10.5pt" style:font-weight-asian="normal" style:font-size-complex="10.5pt" style:font-weight-complex="normal"/>
    </style:style>
    <style:style style:name="T11" style:family="text">
      <style:text-properties style:font-name="Arial" fo:font-size="10.5pt" fo:font-weight="bold" style:font-size-asian="10.5pt" style:font-weight-asian="bold" style:font-size-complex="10.5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Resources:</text:p>
      <text:p text:style-name="P5"/>
      <text:h text:style-name="P1" text:outline-level="1"><text:span text:style-name="T9">Historical </text:span><text:span text:style-name="T10">UK </text:span><text:span text:style-name="T9">electricity data </text:span><text:a xlink:type="simple" xlink:href="https://www.gov.uk/government/statistical-data-sets/historical-electricity-data" text:style-name="Internet_20_link" text:visited-style-name="Visited_20_Internet_20_Link"><text:span text:style-name="T9">https://www.gov.uk/government/statistical-data-sets/historical-electricity-data</text:span></text:a></text:h>
      <text:p text:style-name="P2"><text:span text:style-name="T9">World CPI (1960-2021) </text:span><text:a xlink:type="simple" xlink:href="https://data.worldbank.org/indicator/FP.CPI.TOTL.ZG?locations=GB" text:style-name="Internet_20_link" text:visited-style-name="Visited_20_Internet_20_Link"><text:span text:style-name="T9">https://data.worldbank.org/indicator/FP.CPI.TOTL.ZG?locations=GB</text:span></text:a></text:p>
      <text:p text:style-name="P3"><text:span text:style-name="T9">Investpy API </text:span><text:a xlink:type="simple" xlink:href="https://pypi.org/project/investpy/" text:style-name="Internet_20_link" text:visited-style-name="Visited_20_Internet_20_Link"><text:span text:style-name="T9">https://pypi.org/project/investpy/</text:span></text:a></text:p>
      <text:p text:style-name="P6"><text:span text:style-name="T9">Trading212 account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GDS Transport" svg:font-family="'GDS Transport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7-08T11:20:42.255724331</meta:creation-date>
    <dc:date>2022-07-08T11:51:02.138685942</dc:date>
    <meta:editing-duration>PT21M2S</meta:editing-duration>
    <meta:editing-cycles>4</meta:editing-cycles>
    <meta:generator>LibreOffice/7.2.6.2$MacOSX_AARCH64 LibreOffice_project/b0ec3a565991f7569a5a7f5d24fed7f52653d754</meta:generator>
    <meta:document-statistic meta:table-count="0" meta:image-count="0" meta:object-count="0" meta:page-count="1" meta:paragraph-count="5" meta:word-count="15" meta:character-count="271" meta:non-whitespace-character-count="261"/>
  </office:meta>
</office:document-meta>
</file>